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, Helvetica, 'nimbus sans l'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oto Sans TC" svg:font-family="'Noto Sans TC'"/>
    <style:font-face style:name="Noto Sans TC1" svg:font-family="'Noto Sans TC', 'Apple LiGothic Medium', PingFang, 'Microsoft JhengHei', 'WenQuanYi Zen Hei', helvetica, Arial, sans-serif"/>
    <style:font-face style:name="OpenSymbol" svg:font-family="OpenSymbol"/>
    <style:font-face style:name="Roboto" svg:font-family="Roboto, Helvetica, Arial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fo:font-variant="normal" fo:text-transform="none" fo:color="#333333" fo:letter-spacing="0.026cm" fo:font-weight="bold" style:font-name-asian="Arial2" style:font-size-asian="12pt" style:language-asian="zh" style:country-asian="TW" style:font-style-asian="normal" style:font-weight-asian="bold" style:font-weight-complex="bold"/>
    </style:style>
    <style:style style:name="P6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Microsoft Jhenghei" style:font-size-asian="12.75pt" style:language-asian="zh" style:country-asian="TW" style:font-style-asian="normal" style:font-weight-asian="normal" style:font-weight-complex="normal"/>
    </style:style>
    <style:style style:name="P7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P8" style:family="paragraph" style:parent-style-name="Standard">
      <style:paragraph-properties style:writing-mode="lr-tb"/>
      <style:text-properties fo:font-variant="normal" fo:text-transform="none" fo:color="#333333" fo:font-size="12pt" fo:letter-spacing="normal" style:font-name-asian="Arial1" style:font-size-asian="12pt" style:font-style-asian="normal" style:font-weight-asian="normal" style:font-size-complex="12pt"/>
    </style:style>
    <style:style style:name="P9" style:family="paragraph" style:parent-style-name="Standard">
      <style:paragraph-properties style:writing-mode="lr-tb"/>
      <style:text-properties fo:font-variant="normal" fo:text-transform="none" fo:color="#333333" fo:font-size="12pt" fo:letter-spacing="normal" style:font-name-asian="Arial1" style:font-size-asian="12pt" style:language-asian="zh" style:country-asian="TW" style:font-style-asian="normal" style:font-weight-asian="normal" style:font-size-complex="12pt"/>
    </style:style>
    <style:style style:name="P10" style:family="paragraph" style:parent-style-name="Standard">
      <style:paragraph-properties style:writing-mode="lr-tb"/>
      <style:text-properties fo:font-variant="normal" fo:text-transform="none" fo:color="#333333" fo:font-size="12pt" fo:letter-spacing="0.026cm" fo:font-weight="normal" style:font-name-asian="Arial2" style:font-size-asian="12pt" style:language-asian="zh" style:country-asian="TW" style:font-style-asian="normal" style:font-weight-asian="normal" style:font-size-complex="12pt" style:font-weight-complex="normal"/>
    </style:style>
    <style:style style:name="P11" style:family="paragraph" style:parent-style-name="Standard">
      <style:paragraph-properties style:writing-mode="lr-tb"/>
      <style:text-properties fo:font-variant="normal" fo:text-transform="none" fo:color="#232a31" fo:font-size="12pt" fo:letter-spacing="normal" style:font-name-asian="YahooSans VF" style:font-size-asian="12pt" style:font-style-asian="normal" style:font-weight-asian="normal" style:font-size-complex="12pt"/>
    </style:style>
    <style:style style:name="P12" style:family="paragraph" style:parent-style-name="Standard">
      <style:paragraph-properties style:writing-mode="lr-tb"/>
      <style:text-properties fo:font-variant="normal" fo:text-transform="none" fo:font-size="12pt" fo:font-weight="normal" style:font-size-asian="12pt" style:language-asian="zh" style:country-asian="TW" style:font-style-asian="normal" style:font-weight-asian="normal" style:font-size-complex="12pt" style:font-weight-complex="normal"/>
    </style:style>
    <style:style style:name="P13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fo:color="#333333" fo:letter-spacing="normal" style:font-name-asian="Arial1" style:font-size-asian="12.75pt" style:font-style-asian="normal" style:font-weight-asian="normal"/>
    </style:style>
    <style:style style:name="T2" style:family="text">
      <style:text-properties fo:font-variant="normal" fo:text-transform="none" fo:color="#333333" fo:letter-spacing="normal" style:font-name-asian="Arial1" style:font-size-asian="12.75pt" style:language-asian="zh" style:country-asian="TW" style:font-style-asian="normal" style:font-weight-asian="normal"/>
    </style:style>
    <style:style style:name="T3" style:family="text">
      <style:text-properties fo:font-variant="normal" fo:text-transform="none" fo:color="#333333" fo:letter-spacing="normal" style:font-name-asian="Arial1" style:font-style-asian="normal" style:font-weight-asian="normal"/>
    </style:style>
    <style:style style:name="T4" style:family="text">
      <style:text-properties fo:font-variant="normal" fo:text-transform="none" fo:color="#333333" fo:letter-spacing="normal" fo:font-weight="bold" style:font-name-asian="Arial1" style:font-size-asian="12.75pt" style:font-style-asian="normal" style:font-weight-asian="bold" style:font-weight-complex="bold"/>
    </style:style>
    <style:style style:name="T5" style:family="text">
      <style:text-properties fo:font-variant="normal" fo:text-transform="none" fo:color="#333333" fo:letter-spacing="normal" fo:font-weight="bold" style:font-name-asian="Arial1" style:font-size-asian="12.75pt" style:language-asian="zh" style:country-asian="TW" style:font-style-asian="normal" style:font-weight-asian="bold" style:font-weight-complex="bold"/>
    </style:style>
    <style:style style:name="T6" style:family="text">
      <style:text-properties fo:font-variant="normal" fo:text-transform="none" fo:color="#333333" style:font-name="Arial1" fo:font-size="12.75pt" fo:letter-spacing="normal" fo:font-style="normal" fo:font-weight="normal"/>
    </style:style>
    <style:style style:name="T7" style:family="text">
      <style:text-properties fo:font-variant="normal" fo:text-transform="none" fo:color="#000000" fo:letter-spacing="0.026cm" style:font-name-asian="Noto Sans TC1" style:font-style-asian="normal" style:font-weight-asian="normal"/>
    </style:style>
    <style:style style:name="T8" style:family="text">
      <style:text-properties fo:color="#333333" fo:letter-spacing="normal" style:font-name-asian="Arial1"/>
    </style:style>
    <style:style style:name="T9" style:family="text">
      <style:text-properties style:language-asian="zh" style:country-asian="TW"/>
    </style:style>
    <style:style style:name="T10" style:family="text">
      <style:text-properties style:font-name-asian="Microsoft Jhenghei" style:font-size-asian="12.75pt" style:font-weight-asian="normal"/>
    </style:style>
    <style:style style:name="T11" style:family="text">
      <style:text-properties fo:color="#232a31" fo:letter-spacing="normal" style:font-name-asian="YahooSans VF" style:font-size-asian="13.5pt"/>
    </style:style>
    <style:style style:name="T12" style:family="text">
      <style:text-properties fo:color="#232a31" fo:letter-spacing="normal" fo:font-weight="bold" style:font-name-asian="YahooSans VF" style:font-size-asian="13.5pt" style:font-weight-asian="bold" style:font-weight-complex="bold"/>
    </style:style>
    <style:style style:name="T13" style:family="text">
      <style:text-properties fo:letter-spacing="normal" style:font-name-asian="Arial1"/>
    </style:style>
    <style:style style:name="T14" style:family="text">
      <style:text-properties fo:letter-spacing="normal" style:font-name-asian="Arial1" style:font-size-asian="12.75pt"/>
    </style:style>
    <style:style style:name="T15" style:family="text">
      <style:text-properties fo:letter-spacing="normal" fo:font-weight="bold" style:font-name-asian="Arial1" style:font-weight-asian="bold" style:font-weight-complex="bold"/>
    </style:style>
    <style:style style:name="T16" style:family="text">
      <style:text-properties style:font-name="Arial1" fo:font-size="12.75pt" fo:letter-spacing="normal" fo:font-style="normal"/>
    </style:style>
    <style:style style:name="T17" style:family="text">
      <style:text-properties style:font-name="Noto Sans TC" fo:font-style="normal"/>
    </style:style>
    <style:style style:name="T18" style:family="text">
      <style:text-properties fo:color="#000000" fo:letter-spacing="0.026cm" style:font-name-asian="Noto Sans TC1"/>
    </style:style>
    <style:style style:name="T19" style:family="text">
      <style:text-properties fo:color="#222222" fo:letter-spacing="normal" style:font-name-asian="Roboto" style:font-size-asian="13.5pt"/>
    </style:style>
    <style:style style:name="T20" style:family="text">
      <style:text-properties fo:color="#222222" fo:letter-spacing="normal" fo:font-weight="bold" style:font-name-asian="Roboto" style:font-size-asian="13.5pt" style:font-weight-asian="bold" style:font-weight-complex="bold"/>
    </style:style>
    <style:style style:name="T21" style:family="text">
      <style:text-properties fo:color="#222222" style:font-name="Roboto" fo:font-size="13.5pt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(經濟數據)</text:p>
      <text:p text:style-name="P8">中國<text:span text:style-name="T17">12</text:span>月財新製造業<text:span text:style-name="T17">PMI</text:span>為<text:span text:style-name="T17">49</text:span>，<text:span text:style-name="T9">低於上個月的</text:span><text:span text:style-name="T17">49.4</text:span>，為三個月來最低。 </text:p>
      <text:p text:style-name="P8">國家統計局公佈的<text:span text:style-name="T17">12</text:span>月製造業<text:span text:style-name="T17">PMI</text:span>下降<text:span text:style-name="T17">1%</text:span>至<text:span text:style-name="T17">47</text:span>，為<text:span text:style-name="T17">2020</text:span>年<text:span text:style-name="T17">3</text:span>月以來最低。 </text:p>
      <text:p text:style-name="P8"/>
      <text:p text:style-name="P12"><text:span text:style-name="T8">不過!</text:span></text:p>
      <text:p text:style-name="P12"><text:span text:style-name="T8">許多陽康民眾回歸</text:span><text:span text:style-name="T18">，元旦期間中國大陸旅行數據表現較好，對經濟復甦的預期持續發酵；</text:span></text:p>
      <text:p text:style-name="P12"><text:span text:style-name="T8"/></text:p>
      <text:p text:style-name="P13"><text:span text:style-name="T3"/></text:p>
      <text:p text:style-name="P10">陸港股都是上漲的情況</text:p>
      <text:p text:style-name="P10"/>
      <text:p text:style-name="P10">(RMB除了經濟復甦預期以外, <text:s/>還有春節前出口企業結匯需求增加的利多消息 )</text:p>
      <text:p text:style-name="P10">元旦期間RMB <text:s text:c="2"/>升值至4個月新高6.89</text:p>
      <text:p text:style-name="P11"/>
      <text:p text:style-name="P2"/>
      <text:p text:style-name="P1">///////////////////////////////////////////////////</text:p>
      <text:p text:style-name="P2">股市~~~</text:p>
      <text:p text:style-name="P2">上證 (+0.88%) : 延續反彈走勢 <text:s text:c="2"/>開低走高</text:p>
      <text:p text:style-name="P2"><text:span text:style-name="T14">，創兩周新高。</text:span> </text:p>
      <text:p text:style-name="P2"/>
      <text:p text:style-name="P2">(領漲):</text:p>
      <text:p text:style-name="P1"><text:span text:style-name="T2">中</text:span><text:span text:style-name="T1">國首個國家級合規數字資產二級交易平台—一中國數字資產交易平台於</text:span><text:span text:style-name="T6">2023</text:span><text:span text:style-name="T1">年</text:span><text:span text:style-name="T6">1</text:span><text:span text:style-name="T1">月</text:span><text:span text:style-name="T6">1</text:span><text:span text:style-name="T1">日在北京舉行平台啟動發佈儀式。</text:span> </text:p>
      <text:p text:style-name="P1"><text:span text:style-name="T5">雲端計算</text:span><text:span text:style-name="T4">概念股</text:span><text:span text:style-name="T2">受到拉抬</text:span><text:span text:style-name="T1">，</text:span> </text:p>
      <text:p text:style-name="P2"/>
      <text:p text:style-name="P2">(領跌):</text:p>
      <text:p text:style-name="P2"><text:span text:style-name="T14">，</text:span><text:span text:style-name="T16">2023</text:span><text:span text:style-name="T14">年元旦節假期，中國內地境內旅遊出遊</text:span><text:span text:style-name="T16">5271.34</text:span><text:span text:style-name="T14">萬人次，同比增長</text:span><text:span text:style-name="T16">0.44%</text:span><text:span text:style-name="T14">，</text:span> </text:p>
      <text:p text:style-name="P6"><text:span text:style-name="T15">酒店餐飲、旅遊、機場航運股</text:span><text:span text:style-name="T13">跌幅居前。</text:span> </text:p>
      <text:p text:style-name="P2"/>
      <text:p text:style-name="P2">///////////////////////////////////////////////////</text:p>
      <text:p text:style-name="P2">港</text:p>
      <text:p text:style-name="P2"/>
      <text:p text:style-name="P2"><text:s/></text:p>
      <text:p text:style-name="P2">恆生~~~(+1.84%) <text:s/></text:p>
      <text:p text:style-name="P2">恆生科技股指數 <text:s/>(+1.5%)</text:p>
      <text:p text:style-name="P2"/>
      <text:p text:style-name="P2"><text:span text:style-name="T19">阿里巴巴升</text:span><text:span text:style-name="T21">2</text:span><text:span text:style-name="T19">％，騰訊升</text:span><text:span text:style-name="T21">1</text:span><text:span text:style-name="T19">％，美團逆市偏軟跌近</text:span><text:span text:style-name="T21">0.1</text:span><text:span text:style-name="T19">％。</text:span> </text:p>
      <text:p text:style-name="P2"><text:span text:style-name="T19"/></text:p>
      <text:p text:style-name="P2"><text:span text:style-name="T19">(領漲):</text:span></text:p>
      <text:p text:style-name="P5"><text:span text:style-name="T19">博弈股</text:span> </text:p>
      <text:p text:style-name="P2"><text:span text:style-name="T19">中資</text:span><text:span text:style-name="T20">電訊股</text:span><text:span text:style-name="T19">方面，中國聯通升逾</text:span><text:span text:style-name="T21">8</text:span><text:span text:style-name="T19">％，中電信升近</text:span><text:span text:style-name="T21">4</text:span><text:span text:style-name="T19">％，中移動升近</text:span><text:span text:style-name="T21">2</text:span><text:span text:style-name="T19">％。</text:span> </text:p>
      <text:p text:style-name="P2"><text:span text:style-name="T12">汽車股</text:span> </text:p>
      <text:p text:style-name="P2"><text:s/></text:p>
      <text:p text:style-name="P3">///////////////////////////////////////////////////</text:p>
      <text:p text:style-name="P3">~~預測~~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Arial1" svg:font-family="Arial, Helvetica, 'nimbus sans l', sans-serif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oto Sans TC" svg:font-family="'Noto Sans TC'"/>
    <style:font-face style:name="Noto Sans TC1" svg:font-family="'Noto Sans TC', 'Apple LiGothic Medium', PingFang, 'Microsoft JhengHei', 'WenQuanYi Zen Hei', helvetica, Arial, sans-serif"/>
    <style:font-face style:name="OpenSymbol" svg:font-family="OpenSymbol"/>
    <style:font-face style:name="Roboto" svg:font-family="Roboto, Helvetica, Arial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icrosoft YaHei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3-01-03T18:05:20.32</dc:date>
    <meta:editing-duration>PT12H45M38S</meta:editing-duration>
    <meta:editing-cycles>355</meta:editing-cycles>
    <meta:generator>OpenOffice/4.1.7$Win32 OpenOffice.org_project/417m1$Build-9800</meta:generator>
    <meta:document-statistic meta:table-count="0" meta:image-count="0" meta:object-count="0" meta:page-count="1" meta:paragraph-count="31" meta:word-count="395" meta:character-count="646"/>
  </office:meta>
</office:document-meta>
</file>